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1];[.A1];[.C1];[.A1];[.D1];[.E1];[.A1])" office:value-type="string" office:string-value="tippecanoe -o tile_s1.mbtiles -zg --coalesce-densest-as-needed --extend-zooms-if-still-dropping test_1.geojson --layer tile_s1" calcext:value-type="string">
            <text:p>tippecanoe -o tile_s1.mbtiles -zg --coalesce-densest-as-needed --extend-zooms-if-still-dropping test_1.geojson --layer tile_s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2];[.A2];[.C2];[.A2];[.D2];[.E2];[.A2])" office:value-type="string" office:string-value="tippecanoe -o tile_s2.mbtiles -zg --coalesce-densest-as-needed --extend-zooms-if-still-dropping test_2.geojson --layer tile_s2" calcext:value-type="string">
            <text:p>tippecanoe -o tile_s2.mbtiles -zg --coalesce-densest-as-needed --extend-zooms-if-still-dropping test_2.geojson --layer tile_s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3];[.A3];[.C3];[.A3];[.D3];[.E3];[.A3])" office:value-type="string" office:string-value="tippecanoe -o tile_s3.mbtiles -zg --coalesce-densest-as-needed --extend-zooms-if-still-dropping test_3.geojson --layer tile_s3" calcext:value-type="string">
            <text:p>tippecanoe -o tile_s3.mbtiles -zg --coalesce-densest-as-needed --extend-zooms-if-still-dropping test_3.geojson --layer tile_s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4];[.A4];[.C4];[.A4];[.D4];[.E4];[.A4])" office:value-type="string" office:string-value="tippecanoe -o tile_s4.mbtiles -zg --coalesce-densest-as-needed --extend-zooms-if-still-dropping test_4.geojson --layer tile_s4" calcext:value-type="string">
            <text:p>tippecanoe -o tile_s4.mbtiles -zg --coalesce-densest-as-needed --extend-zooms-if-still-dropping test_4.geojson --layer tile_s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5];[.A5];[.C5];[.A5];[.D5];[.E5];[.A5])" office:value-type="string" office:string-value="tippecanoe -o tile_s5.mbtiles -zg --coalesce-densest-as-needed --extend-zooms-if-still-dropping test_5.geojson --layer tile_s5" calcext:value-type="string">
            <text:p>tippecanoe -o tile_s5.mbtiles -zg --coalesce-densest-as-needed --extend-zooms-if-still-dropping test_5.geojson --layer tile_s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6];[.A6];[.C6];[.A6];[.D6];[.E6];[.A6])" office:value-type="string" office:string-value="tippecanoe -o tile_s6.mbtiles -zg --coalesce-densest-as-needed --extend-zooms-if-still-dropping test_6.geojson --layer tile_s6" calcext:value-type="string">
            <text:p>tippecanoe -o tile_s6.mbtiles -zg --coalesce-densest-as-needed --extend-zooms-if-still-dropping test_6.geojson --layer tile_s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7];[.A7];[.C7];[.A7];[.D7];[.E7];[.A7])" office:value-type="string" office:string-value="tippecanoe -o tile_s7.mbtiles -zg --coalesce-densest-as-needed --extend-zooms-if-still-dropping test_7.geojson --layer tile_s7" calcext:value-type="string">
            <text:p>tippecanoe -o tile_s7.mbtiles -zg --coalesce-densest-as-needed --extend-zooms-if-still-dropping test_7.geojson --layer tile_s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8];[.A8];[.C8];[.A8];[.D8];[.E8];[.A8])" office:value-type="string" office:string-value="tippecanoe -o tile_s8.mbtiles -zg --coalesce-densest-as-needed --extend-zooms-if-still-dropping test_8.geojson --layer tile_s8" calcext:value-type="string">
            <text:p>tippecanoe -o tile_s8.mbtiles -zg --coalesce-densest-as-needed --extend-zooms-if-still-dropping test_8.geojson --layer tile_s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9];[.A9];[.C9];[.A9];[.D9];[.E9];[.A9])" office:value-type="string" office:string-value="tippecanoe -o tile_s9.mbtiles -zg --coalesce-densest-as-needed --extend-zooms-if-still-dropping test_9.geojson --layer tile_s9" calcext:value-type="string">
            <text:p>tippecanoe -o tile_s9.mbtiles -zg --coalesce-densest-as-needed --extend-zooms-if-still-dropping test_9.geojson --layer tile_s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10];[.A10];[.C10];[.A10];[.D10];[.E10];[.A10])" office:value-type="string" office:string-value="tippecanoe -o tile_s10.mbtiles -zg --coalesce-densest-as-needed --extend-zooms-if-still-dropping test_10.geojson --layer tile_s10" calcext:value-type="string">
            <text:p>tippecanoe -o tile_s10.mbtiles -zg --coalesce-densest-as-needed --extend-zooms-if-still-dropping test_10.geojson --layer tile_s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11];[.A11];[.C11];[.A11];[.D11];[.E11];[.A11])" office:value-type="string" office:string-value="tippecanoe -o tile_s11.mbtiles -zg --coalesce-densest-as-needed --extend-zooms-if-still-dropping test_11.geojson --layer tile_s11" calcext:value-type="string">
            <text:p>tippecanoe -o tile_s11.mbtiles -zg --coalesce-densest-as-needed --extend-zooms-if-still-dropping test_11.geojson --layer tile_s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ppecanoe -o tile_s</text:p>
          </table:table-cell>
          <table:table-cell office:value-type="string" calcext:value-type="string">
            <text:p>.mbtiles -zg --coalesce-densest-as-needed --extend-zooms-if-still-dropping test_</text:p>
          </table:table-cell>
          <table:table-cell office:value-type="string" calcext:value-type="string">
            <text:p>.geojson </text:p>
          </table:table-cell>
          <table:table-cell office:value-type="string" calcext:value-type="string">
            <text:p>--layer tile_s</text:p>
          </table:table-cell>
          <table:table-cell table:formula="of:=CONCATENATE([.B12];[.A12];[.C12];[.A12];[.D12];[.E12];[.A12])" office:value-type="string" office:string-value="tippecanoe -o tile_s12.mbtiles -zg --coalesce-densest-as-needed --extend-zooms-if-still-dropping test_12.geojson --layer tile_s12" calcext:value-type="string">
            <text:p>tippecanoe -o tile_s12.mbtiles -zg --coalesce-densest-as-needed --extend-zooms-if-still-dropping test_12.geojson --layer tile_s12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tippecanoe -o tile*.mbtiles -zg --coalesce-densest-as-needed --extend-zooms-if-still-dropping test_*.geojson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3:55:29.600943898</meta:creation-date>
    <dc:date>2019-04-29T14:07:54.488747347</dc:date>
    <meta:editing-duration>PT2M14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